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900000147539F474842935F96.png" manifest:media-type="image/png"/>
  <manifest:file-entry manifest:full-path="Pictures/10000201000000DE000000CF88664A58CD3E6C9F.png" manifest:media-type="image/png"/>
  <manifest:file-entry manifest:full-path="Pictures/1000020100000283000001D49115628A7BA026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13cm" fo:min-width="0.35cm"/>
    </style:style>
    <style:style style:name="gr3" style:family="graphic" style:parent-style-name="standard">
      <style:graphic-properties draw:textarea-vertical-align="middle" draw:auto-grow-height="false" fo:min-height="2.85cm" fo:min-width="2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66b3"/>
    </style:style>
    <style:style style:name="T1" style:family="text">
      <style:text-properties fo:color="#0066b3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73cm" svg:height="5.476cm" svg:x="6.9cm" svg:y="1.5cm">
          <draw:image xlink:href="Pictures/10000201000000DE000000CF88664A58CD3E6C9F.png" xlink:type="simple" xlink:show="embed" xlink:actuate="onLoad">
            <text:p/>
          </draw:image>
        </draw:frame>
        <draw:frame draw:style-name="gr1" draw:text-style-name="P1" draw:layer="layout" svg:width="18.624cm" svg:height="11.7cm" svg:x="1.376cm" svg:y="6.7cm">
          <draw:image xlink:href="Pictures/1000020100000283000001D49115628A7BA0263F.png" xlink:type="simple" xlink:show="embed" xlink:actuate="onLoad">
            <text:p/>
          </draw:image>
        </draw:frame>
        <draw:frame draw:style-name="gr1" draw:text-style-name="P1" draw:layer="layout" svg:width="7.434cm" svg:height="8.651cm" svg:x="6.066cm" svg:y="20.049cm">
          <draw:image xlink:href="Pictures/100000000000011900000147539F474842935F96.png" xlink:type="simple" xlink:show="embed" xlink:actuate="onLoad">
            <text:p/>
          </draw:image>
        </draw:frame>
        <draw:custom-shape draw:style-name="gr2" draw:text-style-name="P1" draw:layer="layout" svg:width="1.7cm" svg:height="2.7cm" svg:x="11.6cm" svg:y="4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.7cm" svg:height="3.1cm" svg:x="2.7cm" svg:y="20.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2" draw:layer="layout" svg:width="6cm" svg:height="1.6cm" svg:x="13.4cm" svg:y="5.4cm">
          <draw:text-box>
            <text:p><text:span text:style-name="T1">Assemblage</text:span></text:p>
          </draw:text-box>
        </draw:frame>
        <draw:frame draw:style-name="gr4" draw:text-style-name="P2" draw:layer="layout" svg:width="6cm" svg:height="1.6cm" svg:x="0.8cm" svg:y="24cm">
          <draw:text-box>
            <text:p><text:span text:style-name="T1">Compi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4:49:31.237137094</meta:creation-date>
    <dc:date>2020-01-13T14:56:20.877348236</dc:date>
    <meta:editing-duration>PT6M55S</meta:editing-duration>
    <meta:editing-cycles>1</meta:editing-cycles>
    <meta:document-statistic meta:object-count="7"/>
    <meta:generator>LibreOffice/6.0.7.3$Linux_X86_64 LibreOffice_project/00m0$Build-3</meta:generator>
  </office:meta>
</office:document-meta>
</file>